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_20__28_var_29_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4.978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429cm" svg:y1="16.494cm" svg:x2="25.511cm" svg:y2="16.494cm">
          <text:p/>
        </draw:line>
        <draw:line draw:style-name="gr2" draw:text-style-name="P1" draw:layer="layout" svg:x1="4.429cm" svg:y1="16.494cm" svg:x2="4.429cm" svg:y2="2.397cm">
          <text:p/>
        </draw:line>
        <draw:frame draw:style-name="gr3" draw:layer="layout" svg:width="2.159cm" svg:height="2.384cm" svg:x="23.987cm" svg:y="16.702cm">
          <draw:text-box>
            <text:p>Re{S}</text:p>
          </draw:text-box>
        </draw:frame>
        <draw:frame draw:style-name="gr4" draw:layer="layout" svg:width="2.286cm" svg:height="1.673cm" svg:x="2.343cm" svg:y="2.07cm">
          <draw:text-box>
            <text:p>Im{S}</text:p>
          </draw:text-box>
        </draw:frame>
        <draw:frame draw:style-name="gr5" draw:layer="layout" svg:width="0.635cm" svg:height="0.962cm" svg:x="3.667cm" svg:y="16.494cm">
          <draw:text-box>
            <text:p>0</text:p>
          </draw:text-box>
        </draw:frame>
        <draw:line draw:style-name="gr6" draw:text-style-name="P1" draw:layer="layout" svg:x1="4.429cm" svg:y1="16.494cm" svg:x2="19.288cm" svg:y2="9.001cm">
          <text:p/>
        </draw:line>
        <draw:line draw:style-name="gr7" draw:text-style-name="P1" draw:layer="layout" svg:x1="19.288cm" svg:y1="9.001cm" svg:x2="19.288cm" svg:y2="16.494cm">
          <text:p/>
        </draw:line>
        <draw:line draw:style-name="gr7" draw:text-style-name="P1" draw:layer="layout" svg:x1="19.288cm" svg:y1="9.001cm" svg:x2="4.429cm" svg:y2="9.001cm">
          <text:p/>
        </draw:line>
        <draw:line draw:style-name="gr6" draw:text-style-name="P1" draw:layer="layout" svg:x1="4.429cm" svg:y1="16.494cm" svg:x2="19.288cm" svg:y2="16.494cm">
          <text:p/>
        </draw:line>
        <draw:line draw:style-name="gr6" draw:text-style-name="P1" draw:layer="layout" svg:x1="4.429cm" svg:y1="16.494cm" svg:x2="4.429cm" svg:y2="9.001cm">
          <text:p/>
        </draw:line>
        <draw:frame draw:style-name="gr8" draw:layer="layout" svg:width="3.302cm" svg:height="5.228cm" svg:x="19.415cm" svg:y="8.112cm">
          <draw:text-box>
            <text:p>S=P+j*Q</text:p>
          </draw:text-box>
        </draw:frame>
        <draw:frame draw:style-name="gr9" draw:layer="layout" svg:width="2.032cm" svg:height="1.016cm" svg:x="18.772cm" svg:y="16.575cm">
          <draw:text-box>
            <text:p>P</text:p>
          </draw:text-box>
        </draw:frame>
        <draw:frame draw:style-name="gr9" draw:layer="layout" svg:width="1.016cm" svg:height="1.016cm" svg:x="3.332cm" svg:y="8.62cm">
          <draw:text-box>
            <text:p>Q</text:p>
          </draw:text-box>
        </draw:frame>
        <draw:path draw:style-name="gr10" draw:text-style-name="P1" draw:layer="layout" svg:width="0.491cm" svg:height="1.038cm" svg:x="6.504cm" svg:y="15.461cm" svg:viewBox="0 0 492 1039" svg:d="M0 0c170 124 327 269 452 437 119 159-61 310-91 467l-105 135">
          <text:p/>
        </draw:path>
        <draw:polyline draw:style-name="gr10" draw:text-style-name="P1" draw:layer="layout" svg:width="0.061cm" svg:height="0.142cm" svg:x="6.5cm" svg:y="15.463cm" svg:viewBox="0 0 62 143" draw:points="0,0 51,102 62,143">
          <text:p/>
        </draw:polyline>
        <draw:polyline draw:style-name="gr10" draw:text-style-name="P1" draw:layer="layout" svg:width="0.132cm" svg:height="0.02cm" svg:x="6.531cm" svg:y="15.473cm" svg:viewBox="0 0 133 21" draw:points="0,0 102,11 133,21">
          <text:p/>
        </draw:polyline>
        <draw:path draw:style-name="gr10" draw:text-style-name="P1" draw:layer="layout" svg:width="0.335cm" svg:height="0.614cm" svg:x="6.246cm" svg:y="15.788cm" svg:viewBox="0 0 336 615" svg:d="M9 2c-44 121 80 233 194 245 143 16 196-273 31-245-190 33-13 214-10 327l10 102v103l-10 8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none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ong Shen</meta:initial-creator>
    <meta:creation-date>2017-02-18T17:21:20</meta:creation-date>
    <dc:date>2017-02-18T17:45:02</dc:date>
    <dc:creator>Chong Shen</dc:creator>
    <meta:editing-duration>PT47S</meta:editing-duration>
    <meta:editing-cycles>2</meta:editing-cycles>
    <meta:generator>OpenOffice/4.1.3$Unix OpenOffice.org_project/413m1$Build-9783</meta:generator>
    <meta:document-statistic meta:object-count="17"/>
  </office:meta>
</office:document-meta>
</file>